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5-20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2-25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1-19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5-23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3-0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2-12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0-03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6-29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3-2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1-29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8-02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4-01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2-0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8-12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4-1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2-1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8-1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4-1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2-1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8-13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4-16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2-1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8-2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4-18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2-18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8-21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4-21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1084544201</text:p>
          </table:table-cell>
          <table:table-cell office:value-type="string" calcext:value-type="string">
            <text:p>DeKalb 12</text:p>
          </table:table-cell>
          <table:table-cell office:value-type="string" calcext:value-type="string">
            <text:p>2017-02-23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862" meta:object-count="0"/>
    <meta:user-defined meta:name="AppVersion">3.0</meta:user-defined>
  </office:meta>
</office:document-meta>
</file>